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04cm" fo:min-width="0cm"/>
    </style:style>
    <style:style style:name="gr3" style:family="graphic" style:parent-style-name="standard">
      <style:graphic-properties svg:stroke-color="#111111" draw:fill="solid" draw:fill-color="#ffff66" draw:textarea-horizontal-align="justify" draw:textarea-vertical-align="middle" draw:auto-grow-height="false"/>
    </style:style>
    <style:style style:name="gr4" style:family="graphic" style:parent-style-name="standard">
      <style:graphic-properties svg:stroke-color="#111111" draw:fill="solid" draw:fill-color="#9966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ffff" draw:textarea-horizontal-align="justify" draw:textarea-vertical-align="middle" draw:auto-grow-height="false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standard">
      <style:graphic-properties draw:stroke="dash" draw:stroke-dash="Ultrafine_20_Dashed" svg:stroke-color="#000000" draw:fill="none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905cm" svg:height="1.524cm" svg:x="1.143cm" svg:y="4.699cm">
            <text:p text:style-name="P1"><text:span text:style-name="T1">A</text:span></text:p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0.659cm" svg:height="0.573cm" svg:x="1.778cm" svg:y="4.191cm">
            <draw:text-box>
              <text:p text:style-name="P2"><text:span text:style-name="T2">n</text:span></text:p>
            </draw:text-box>
          </draw:frame>
          <draw:frame draw:style-name="gr2" draw:text-style-name="P2" draw:layer="layout" svg:width="0.739cm" svg:height="0.573cm" draw:transform="rotate (1.5707963267949) translate (0.635cm 6.073cm)">
            <draw:text-box>
              <text:p text:style-name="P2"><text:span text:style-name="T2">m</text:span></text:p>
            </draw:text-box>
          </draw:frame>
          <draw:custom-shape draw:style-name="gr3" draw:text-style-name="P3" draw:layer="layout" svg:width="1.905cm" svg:height="0.127cm" svg:x="1.143cm" svg:y="5.0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3.175cm" svg:height="1.905cm" svg:x="4.318cm" svg:y="1.524cm">
            <text:p text:style-name="P1"><text:span text:style-name="T1">B</text:span></text:p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0.659cm" svg:height="0.573cm" draw:transform="rotate (1.5707963267949) translate (3.872cm 2.921cm)">
            <draw:text-box>
              <text:p text:style-name="P2"><text:span text:style-name="T2">n</text:span></text:p>
            </draw:text-box>
          </draw:frame>
          <draw:frame draw:style-name="gr2" draw:text-style-name="P2" draw:layer="layout" svg:width="0.659cm" svg:height="0.573cm" svg:x="5.564cm" svg:y="1.016cm">
            <draw:text-box>
              <text:p text:style-name="P2"><text:span text:style-name="T2">o</text:span></text:p>
            </draw:text-box>
          </draw:frame>
          <draw:custom-shape draw:style-name="gr4" draw:text-style-name="P3" draw:layer="layout" svg:width="0.127cm" svg:height="1.905cm" svg:x="4.953cm" svg:y="1.52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3.175cm" svg:height="1.524cm" svg:x="4.318cm" svg:y="4.699cm">
            <text:p text:style-name="P1"><text:span text:style-name="T1">C</text:span></text:p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0.659cm" svg:height="0.573cm" svg:x="5.564cm" svg:y="4.191cm">
            <draw:text-box>
              <text:p text:style-name="P2"><text:span text:style-name="T2">o</text:span></text:p>
            </draw:text-box>
          </draw:frame>
          <draw:frame draw:style-name="gr2" draw:text-style-name="P2" draw:layer="layout" svg:width="0.739cm" svg:height="0.573cm" draw:transform="rotate (1.5707963267949) translate (3.81cm 5.842cm)">
            <draw:text-box>
              <text:p text:style-name="P2"><text:span text:style-name="T2">m</text:span></text:p>
            </draw:text-box>
          </draw:frame>
          <draw:custom-shape draw:style-name="gr5" draw:text-style-name="P3" draw:layer="layout" svg:width="0.127cm" svg:height="0.127cm" svg:x="4.953cm" svg:y="5.08cm">
            <text:p/>
            <draw:enhanced-geometry svg:viewBox="0 0 21600 21600" draw:type="rectangle" draw:enhanced-path="M 0 0 L 21600 0 21600 21600 0 21600 0 0 Z N"/>
          </draw:custom-shape>
        </draw:g>
        <draw:frame draw:style-name="gr6" draw:text-style-name="P3" draw:layer="layout" svg:width="0.577cm" svg:height="0.539cm" svg:x="4.953cm" svg:y="5.0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3" draw:layer="layout" svg:width="0.522cm" svg:height="0.539cm" svg:x="0.635cm" svg:y="4.79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3" draw:layer="layout" svg:width="0.577cm" svg:height="0.539cm" svg:x="4.757cm" svg:y="0.88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7" draw:text-style-name="P3" draw:layer="layout" svg:width="0.127cm" svg:height="1.651cm" svg:x="4.953cm" svg:y="3.4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905cm" svg:height="0.126cm" svg:x="3.047cm" svg:y="5.081cm">
          <text:p/>
          <draw:enhanced-geometry svg:viewBox="0 0 21600 21600" draw:mirror-horizontal="true" draw:mirror-vertic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8.255cm" fo:page-height="6.98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4T10:02:07.846774829</meta:creation-date>
    <dc:date>2014-07-25T10:27:51.734499372</dc:date>
    <meta:editing-duration>PT24M10S</meta:editing-duration>
    <meta:editing-cycles>11</meta:editing-cycles>
    <meta:generator>LibreOffice/4.1.3.2$Linux_X86_64 LibreOffice_project/410m0$Build-2</meta:generator>
    <meta:document-statistic meta:object-count="20"/>
  </office:meta>
</office:document-meta>
</file>

<file path=Object 1/content.xml><?xml version="1.0" encoding="utf-8"?>
<math xmlns="http://www.w3.org/1998/Math/MathML">
  <semantics>
    <mrow>
      <msub>
        <mi>c</mi>
        <mrow>
          <mi mathvariant="italic">ij</mi>
        </mrow>
      </msub>
    </mrow>
    <annotation encoding="StarMath 5.0">c_{ij}</annotation>
  </semantics>
</math>
</file>

<file path=Object 2/content.xml><?xml version="1.0" encoding="utf-8"?>
<math xmlns="http://www.w3.org/1998/Math/MathML">
  <semantics>
    <mrow>
      <mover accent="true">
        <msub>
          <mi>a</mi>
          <mi>i</mi>
        </msub>
        <mo stretchy="false">⃗</mo>
      </mover>
    </mrow>
    <annotation encoding="StarMath 5.0">vec a_i</annotation>
  </semantics>
</math>
</file>

<file path=Object 3/content.xml><?xml version="1.0" encoding="utf-8"?>
<math xmlns="http://www.w3.org/1998/Math/MathML">
  <semantics>
    <mrow>
      <mover accent="true">
        <msub>
          <mi>b</mi>
          <mi>j</mi>
        </msub>
        <mo stretchy="false">⃗</mo>
      </mover>
    </mrow>
    <annotation encoding="StarMath 5.0">vec b_j</annotation>
  </semantics>
</math>
</file>